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e38" officeooo:paragraph-rsid="00064e38"/>
    </style:style>
    <style:style style:name="P2" style:family="paragraph" style:parent-style-name="Standard">
      <style:text-properties officeooo:rsid="0007e51c" officeooo:paragraph-rsid="0007e51c"/>
    </style:style>
    <style:style style:name="P3" style:family="paragraph" style:parent-style-name="Standard">
      <style:text-properties officeooo:rsid="000892ee" officeooo:paragraph-rsid="000892ee"/>
    </style:style>
    <style:style style:name="P4" style:family="paragraph" style:parent-style-name="Standard">
      <style:text-properties officeooo:rsid="000b9d59" officeooo:paragraph-rsid="000b9d59"/>
    </style:style>
    <style:style style:name="P5" style:family="paragraph" style:parent-style-name="Standard">
      <style:text-properties officeooo:rsid="00064e38" officeooo:paragraph-rsid="00064e38"/>
    </style:style>
    <style:style style:name="P6" style:family="paragraph" style:parent-style-name="Standard">
      <style:text-properties officeooo:rsid="00064e38" officeooo:paragraph-rsid="00149117"/>
    </style:style>
    <style:style style:name="P7" style:family="paragraph" style:parent-style-name="Standard">
      <style:text-properties officeooo:rsid="0007e51c" officeooo:paragraph-rsid="0007e51c"/>
    </style:style>
    <style:style style:name="P8" style:family="paragraph" style:parent-style-name="Standard">
      <style:text-properties officeooo:rsid="00138654" officeooo:paragraph-rsid="00138654"/>
    </style:style>
    <style:style style:name="P9" style:family="paragraph" style:parent-style-name="Standard">
      <style:text-properties officeooo:rsid="00160168" officeooo:paragraph-rsid="00160168"/>
    </style:style>
    <style:style style:name="T1" style:family="text">
      <style:text-properties officeooo:rsid="000d5f0e"/>
    </style:style>
    <style:style style:name="T2" style:family="text">
      <style:text-properties officeooo:rsid="000e3f3b"/>
    </style:style>
    <style:style style:name="T3" style:family="text">
      <style:text-properties officeooo:rsid="00113aeb"/>
    </style:style>
    <style:style style:name="T4" style:family="text">
      <style:text-properties officeooo:rsid="00064e38"/>
    </style:style>
    <style:style style:name="T5" style:family="text">
      <style:text-properties officeooo:rsid="00138654"/>
    </style:style>
    <style:style style:name="T6" style:family="text">
      <style:text-properties officeooo:rsid="00149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CoarseGraining de un solo tubo:</text:span></text:p>
      <text:p text:style-name="P1"><text:span text:style-name="T3"><text:tab/>hex2pent.py</text:span> <text:span text:style-name="T2">convierte cnt a prismas pentagonales</text:span></text:p>
      <text:p text:style-name="P1"><text:tab/><text:span text:style-name="T3">pent2points.py </text:span><text:span text:style-name="T2">convierte priosmas pentagonales a “linea” sin conectar</text:span></text:p>
      <text:p text:style-name="P1"><text:span text:style-name="T3"><text:tab/>atomjoiner.py </text:span><text:span text:style-name="T2">conecta las lineas generadas por medio de distancia</text:span></text:p>
      <text:p text:style-name="P1"/>
      <text:p text:style-name="P1">Utilidades:</text:p>
      <text:p text:style-name="P1"><text:tab/>Polygon.<text:span text:style-name="T5">py </text:span><text:span text:style-name="T6">clase para representar un poligono general</text:span></text:p>
      <text:p text:style-name="P1"><text:tab/>RotationMatrix.<text:span text:style-name="T5">py </text:span><text:span text:style-name="T6">codigo original para probar rotaciones</text:span></text:p>
      <text:p text:style-name="P6"><text:tab/><text:span text:style-name="T6">Makefile para limpiar</text:span></text:p>
      <text:p text:style-name="P1"><text:tab/><text:span text:style-name="T5">wsimmaker.py </text:span><text:span text:style-name="T6">prepara todas las simulaciones (temperaturas y rotaciones diferentes)</text:span></text:p>
      <text:p text:style-name="P1"><text:tab/><text:span text:style-name="T6">simrun.sh corre las simulaciones en sus respectivos directorios</text:span></text:p>
      <text:p text:style-name="P1"/>
      <text:p text:style-name="P1">multiTubeCG.py hace coarse-graining con n-nanotubos</text:p>
      <text:p text:style-name="P8">coarsegrainer.py?? <text:span text:style-name="T6">(revisar, debe hacer lo mismo que multitubeCG)</text:span></text:p>
      <text:p text:style-name="P1"/>
      <text:p text:style-name="P1"/>
      <text:p text:style-name="P9">Otras cosas:</text:p>
      <text:p text:style-name="P9">en el folder generated se encuentran los archivos generados por wsimmaker, separados por temperaturas y grados de rotacion</text:p>
      <text:p text:style-name="P3"/>
      <text:p text:style-name="P2">*.data son archivos de lammpsdata</text:p>
      <text:p text:style-name="P2">lammps.in es el script de simulacion de lammps</text:p>
      <text:p text:style-name="P2"/>
      <text:p text:style-name="P3">*.pdb, *.psf, *.prm son los archivos de namd</text:p>
      <text:p text:style-name="P2"/>
      <text:p text:style-name="P4">MultiTubes es un folder que contenia los nanotubos(2) que genere con wolffia, puede ser borrado pero lo mantengo <text:span text:style-name="T1">ahi </text:span>por el moment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9T10:51:39.944093556</meta:creation-date>
    <dc:date>2020-04-28T23:05:21.261055789</dc:date>
    <meta:editing-duration>PT4H13M25S</meta:editing-duration>
    <meta:editing-cycles>10</meta:editing-cycles>
    <meta:generator>LibreOffice/6.4.2.2$Linux_X86_64 LibreOffice_project/40$Build-2</meta:generator>
    <meta:document-statistic meta:table-count="0" meta:image-count="0" meta:object-count="0" meta:page-count="1" meta:paragraph-count="18" meta:word-count="138" meta:character-count="1011" meta:non-whitespace-character-count="883"/>
  </office:meta>
</office:document-meta>
</file>